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>
      <style:text-properties officeooo:paragraph-rsid="00526331"/>
    </style:style>
    <style:style style:name="P5" style:family="paragraph" style:parent-style-name="Horizontal_20_Line">
      <style:text-properties fo:font-weight="normal" officeooo:rsid="000595e8" style:font-weight-asian="normal" style:font-weight-complex="normal"/>
    </style:style>
    <style:style style:name="P6" style:family="paragraph" style:parent-style-name="Heading_20_3">
      <style:paragraph-properties fo:text-align="center" style:justify-single-word="false"/>
      <style:text-properties fo:font-weight="bold" officeooo:rsid="0015fda4" officeooo:paragraph-rsid="0015fda4" style:font-weight-asian="bold" style:font-weight-complex="bold"/>
    </style:style>
    <style:style style:name="P7" style:family="paragraph" style:parent-style-name="Text_20_body">
      <style:text-properties officeooo:paragraph-rsid="003d5311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7339c"/>
    </style:style>
    <style:style style:name="T3" style:family="text">
      <style:text-properties officeooo:rsid="0059311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Quiz : Programmation Orientée Objet en Python</text:span></text:span></text:h>
      <text:p text:style-name="P2"><text:span text:style-name="Strong_20_Emphasis"/></text:p>
      <text:p text:style-name="Text_20_body"><text:span text:style-name="Strong_20_Emphasis">1. Vocabulaire de la programmation objet</text:span><text:line-break/>Associez chaque définition au bon terme parmi: <text:span text:style-name="Strong_20_Emphasis">classe, instance, attribut, méthode</text:span></text:p>
      <text:p text:style-name="Text_20_body">a) Une fonction définie à l’intérieur d’une classe et qui peut agir sur ses instances.<text:line-break/>b) Une variable associée à une instance et qui stocke une valeur propre à celle-ci.<text:line-break/>c) Un plan ou un modèle qui définit des attributs et des méthodes communes à plusieurs objets.<text:line-break/>d) Un objet créé à partir d’une classe.</text:p>
      <text:p text:style-name="Text_20_body"><text:span text:style-name="Strong_20_Emphasis">2. Création d'une classe et d'instances</text:span><text:line-break/>Que va afficher le code suivant?</text:p>
      <text:p text:style-name="Preformatted_20_Text"><text:span text:style-name="Source_20_Text">class Voiture:</text:span></text:p>
      <text:p text:style-name="Preformatted_20_Text"><text:span text:style-name="Source_20_Text"><text:s text:c="4"/>def __init__(self, marque, vitesse):</text:span></text:p>
      <text:p text:style-name="Preformatted_20_Text"><text:span text:style-name="Source_20_Text"><text:s text:c="8"/>self.marque = marque</text:span></text:p>
      <text:p text:style-name="Preformatted_20_Text"><text:span text:style-name="Source_20_Text"><text:s text:c="8"/>self.vitesse = vitesse</text:span></text:p>
      <text:p text:style-name="Preformatted_20_Text"/>
      <text:p text:style-name="Preformatted_20_Text"><text:span text:style-name="Source_20_Text">ma_voiture = Voiture("Toyota", 120)</text:span></text:p>
      <text:p text:style-name="Preformatted_20_Text"><text:span text:style-name="Source_20_Text">print(ma_voiture.marque)</text:span></text:p>
      <text:p text:style-name="P3"><text:span text:style-name="Source_20_Text">print(ma_voiture.vitesse)</text:span></text:p>
      <text:p text:style-name="Text_20_body">a) Toyota et 120<text:line-break/>b) Erreur car la classe n’a pas de méthode <text:span text:style-name="Strong_20_Emphasis">init</text:span><text:line-break/>c) Rien, car on n’a pas défini de méthode pour afficher les informations<text:line-break/>d) Erreur car self n’a pas été utilisé dans <text:span text:style-name="Strong_20_Emphasis">init</text:span></text:p>
      <text:p text:style-name="Text_20_body"><text:span text:style-name="Strong_20_Emphasis">3. Utilisation de la notation pointée</text:span><text:line-break/><text:span text:style-name="Emphasis">(4 points)</text:span><text:line-break/>Quel est le résultat de ce programme?</text:p>
      <text:p text:style-name="Preformatted_20_Text"><text:span text:style-name="Source_20_Text">class Chien:</text:span></text:p>
      <text:p text:style-name="Preformatted_20_Text"><text:span text:style-name="Source_20_Text"><text:s text:c="4"/>def __init__(self, nom):</text:span></text:p>
      <text:p text:style-name="Preformatted_20_Text"><text:span text:style-name="Source_20_Text"><text:s text:c="8"/>self.nom = nom</text:span></text:p>
      <text:p text:style-name="Preformatted_20_Text"/>
      <text:p text:style-name="Preformatted_20_Text"><text:span text:style-name="Source_20_Text"><text:s text:c="4"/>def aboyer(self):</text:span></text:p>
      <text:p text:style-name="Preformatted_20_Text"><text:span text:style-name="Source_20_Text"><text:s text:c="8"/>return f"{self.nom} aboie!"</text:span></text:p>
      <text:p text:style-name="Preformatted_20_Text"/>
      <text:p text:style-name="Preformatted_20_Text"><text:span text:style-name="Source_20_Text">chien1 = Chien("Rex")</text:span></text:p>
      <text:p text:style-name="P3"><text:span text:style-name="Source_20_Text">print(chien1.aboyer())</text:span></text:p>
      <text:p text:style-name="Text_20_body">a) "aboyer"<text:line-break/>b) "Rex aboie!"<text:line-break/>c) Erreur car self.nom est mal utilisé<text:line-break/>d) Rien, car la méthode aboyer ne contient pas d’instruction print</text:p>
      <text:p text:style-name="P4"><text:span text:style-name="Strong_20_Emphasis">4. Compréhension du paramètre self</text:span><text:line-break/>Pourquoi utilise-t-on <text:span text:style-name="Strong_20_Emphasis">self</text:span> dans une méthode de classe?</text:p>
      <text:p text:style-name="Text_20_body">a) Pour indiquer qu’il s’agit d’une fonction globale<text:line-break/>b) Pour faire référence à l'instance courante et accéder à ses attributs et méthodes<text:line-break/>c) Ce n'est pas obligatoire, on peut utiliser n'importe quel mot à la place<text:line-break/>d) Pour initialiser automatiquement tous les objets créés</text:p>
      <text:p text:style-name="P5"><text:soft-page-break/></text:p>
      <text:h text:style-name="P6" text:outline-level="3"><text:span text:style-name="Strong_20_Emphasis">Mini-projet : Gestion d’un Zoo</text:span></text:h>
      <text:h text:style-name="Heading_20_4" text:outline-level="4"><text:span text:style-name="Strong_20_Emphasis">Objectif</text:span></text:h>
      <text:p text:style-name="P7">Créer un programme qui permet de gérer des animaux dans un zoo en utilisant la programmation orientée objet.</text:p>
      <text:p text:style-name="P7"><text:span text:style-name="Strong_20_Emphasis">Étape 1 : Définir la classe </text:span><text:span text:style-name="Strong_20_Emphasis"><text:span text:style-name="Source_20_Text">Animal</text:span></text:span></text:p>
      <text:p text:style-name="Text_20_body">Crée une classe <text:span text:style-name="Source_20_Text">Animal</text:span> qui a les caractéristiques suivantes :</text:p>
      <text:list text:style-name="L1">
        <text:list-item>
          <text:p text:style-name="P8"><text:span text:style-name="Strong_20_Emphasis">Attributs</text:span> : <text:span text:style-name="Source_20_Text">nom</text:span>, <text:span text:style-name="Source_20_Text">espece</text:span>, <text:span text:style-name="Source_20_Text">age</text:span> </text:p>
        </text:list-item>
        <text:list-item>
          <text:p text:style-name="P8"><text:span text:style-name="Strong_20_Emphasis">Méthodes</text:span> : </text:p>
          <text:list>
            <text:list-item>
              <text:p text:style-name="P8"><text:span text:style-name="Source_20_Text">se_presenter()</text:span> : affiche une phrase du type <text:span text:style-name="Source_20_Text">"Je suis Simba, un lion de 5 ans."</text:span> </text:p>
            </text:list-item>
            <text:list-item>
              <text:p text:style-name="P9"><text:span text:style-name="Source_20_Text">vieillir()</text:span> : augmente l'âge de l'animal de 1 an </text:p>
            </text:list-item>
          </text:list>
        </text:list-item>
      </text:list>
      <text:h text:style-name="Heading_20_3" text:outline-level="3"><text:span text:style-name="Strong_20_Emphasis">Étape 2: Créer des instances et tester les méthodes</text:span></text:h>
      <text:list text:style-name="L2">
        <text:list-item>
          <text:p text:style-name="P10">Instancier au moins <text:span text:style-name="Strong_20_Emphasis">trois animaux</text:span> différents </text:p>
        </text:list-item>
        <text:list-item>
          <text:p text:style-name="P10">Afficher leur présentation </text:p>
        </text:list-item>
        <text:list-item>
          <text:p text:style-name="P11">Faire vieillir un animal et afficher son nouvel âge </text:p>
        </text:list-item>
      </text:list>
      <text:p text:style-name="Text_20_body"><text:span text:style-name="Strong_20_Emphasis">Exemple d’utilisation :</text:span></text:p>
      <text:p text:style-name="Preformatted_20_Text"><text:span text:style-name="Source_20_Text">lion = Animal("Simba", "lion", 5)</text:span></text:p>
      <text:p text:style-name="Preformatted_20_Text"><text:span text:style-name="Source_20_Text">elephant = Animal("Dumbo", "éléphant", 10)</text:span></text:p>
      <text:p text:style-name="Preformatted_20_Text"><text:span text:style-name="Source_20_Text">zebre = Animal("Marty", "zèbre", 7)</text:span></text:p>
      <text:p text:style-name="Preformatted_20_Text"/>
      <text:p text:style-name="Preformatted_20_Text"><text:span text:style-name="Source_20_Text">print(lion.se_presenter())</text:span></text:p>
      <text:p text:style-name="Preformatted_20_Text"><text:span text:style-name="Source_20_Text">print(elephant.se_presenter())</text:span></text:p>
      <text:p text:style-name="Preformatted_20_Text"><text:span text:style-name="Source_20_Text">print(zebre.se_presenter())</text:span></text:p>
      <text:p text:style-name="Preformatted_20_Text"/>
      <text:p text:style-name="Preformatted_20_Text"><text:span text:style-name="Source_20_Text">lion.vieillir()</text:span></text:p>
      <text:p text:style-name="P3"><text:span text:style-name="Source_20_Text">print(f"{lion.nom} a maintenant {lion.age} ans.")</text:span></text:p>
      <text:p text:style-name="Text_20_body"><text:span text:style-name="Strong_20_Emphasis">Résultat attendu :</text:span></text:p>
      <text:p text:style-name="Preformatted_20_Text"><text:span text:style-name="Source_20_Text">Je suis Simba, un lion de 5 ans. <text:s/></text:span></text:p>
      <text:p text:style-name="Preformatted_20_Text"><text:span text:style-name="Source_20_Text">Je suis Dumbo, un éléphant de 10 ans. <text:s/></text:span></text:p>
      <text:p text:style-name="Preformatted_20_Text"><text:span text:style-name="Source_20_Text">Je suis Marty, un zèbre de 7 ans. <text:s/></text:span></text:p>
      <text:p text:style-name="P3"><text:span text:style-name="Source_20_Text">Simba a maintenant 6 ans. <text:s/></text:span></text:p>
      <text:h text:style-name="Heading_20_3" text:outline-level="3"><text:span text:style-name="Strong_20_Emphasis">Étape 3 : Ajouter une classe </text:span><text:span text:style-name="Strong_20_Emphasis"><text:span text:style-name="Source_20_Text">Zoo</text:span></text:span></text:h>
      <text:p text:style-name="Text_20_body"><text:span text:style-name="T2">A</text:span>joute<text:span text:style-name="T3">r</text:span> une classe <text:span text:style-name="Source_20_Text">Zoo</text:span> qui permet de gérer plusieurs animaux :</text:p>
      <text:list text:style-name="L3">
        <text:list-item>
          <text:p text:style-name="P12">Attribut : <text:span text:style-name="Source_20_Text">animaux</text:span> (une liste d’instances <text:span text:style-name="Source_20_Text">Animal</text:span>) </text:p>
        </text:list-item>
        <text:list-item>
          <text:p text:style-name="P12">Méthodes : </text:p>
          <text:list>
            <text:list-item>
              <text:p text:style-name="P12"><text:span text:style-name="Source_20_Text">ajouter_animal(animal)</text:span> : ajoute un animal au zoo </text:p>
            </text:list-item>
            <text:list-item>
              <text:p text:style-name="P13"><text:span text:style-name="Source_20_Text">afficher_animaux()</text:span> : affiche tous les animaux du zoo </text:p>
            </text:list-item>
          </text:list>
        </text:list-item>
        <text:list-item>
          <text:p text:style-name="P13">Ajouter une méthode pour compter le nombre total d’animaux dans le zoo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20:20:39.700473223</meta:creation-date>
    <dc:date>2025-02-15T20:43:08.265501153</dc:date>
    <meta:editing-duration>PT22M11S</meta:editing-duration>
    <meta:editing-cycles>37</meta:editing-cycles>
    <meta:generator>LibreOffice/24.8.3.2$Linux_X86_64 LibreOffice_project/48a6bac9e7e268aeb4c3483fcf825c94556d9f92</meta:generator>
    <meta:print-date>2025-02-15T20:42:06.309018895</meta:print-date>
    <meta:printed-by>PDF files</meta:printed-by>
    <meta:document-statistic meta:table-count="0" meta:image-count="0" meta:object-count="0" meta:page-count="2" meta:paragraph-count="57" meta:word-count="482" meta:character-count="3023" meta:non-whitespace-character-count="2547"/>
  </office:meta>
</office:document-meta>
</file>